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office:value-type="string" calcext:value-type="string">
            <text:p>0p02</text:p>
          </table:table-cell>
          <table:table-cell office:value-type="string" calcext:value-type="string">
            <text:p>0p05</text:p>
          </table:table-cell>
          <table:table-cell office:value-type="string" calcext:value-type="string">
            <text:p>0p1</text:p>
          </table:table-cell>
          <table:table-cell office:value-type="string" calcext:value-type="string">
            <text:p>0p2</text:p>
          </table:table-cell>
          <table:table-cell office:value-type="string" calcext:value-type="string">
            <text:p>0p3</text:p>
          </table:table-cell>
          <table:table-cell office:value-type="string" calcext:value-type="string">
            <text:p>0p4</text:p>
          </table:table-cell>
          <table:table-cell office:value-type="string" calcext:value-type="string">
            <text:p>0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946" calcext:value-type="float">
            <text:p>258946</text:p>
          </table:table-cell>
          <table:table-cell office:value-type="float" office:value="258181" calcext:value-type="float">
            <text:p>258181</text:p>
          </table:table-cell>
          <table:table-cell office:value-type="float" office:value="257607" calcext:value-type="float">
            <text:p>257607</text:p>
          </table:table-cell>
          <table:table-cell office:value-type="float" office:value="256020" calcext:value-type="float">
            <text:p>256020</text:p>
          </table:table-cell>
          <table:table-cell office:value-type="float" office:value="252786" calcext:value-type="float">
            <text:p>252786</text:p>
          </table:table-cell>
          <table:table-cell office:value-type="float" office:value="246480" calcext:value-type="float">
            <text:p>246480</text:p>
          </table:table-cell>
          <table:table-cell office:value-type="float" office:value="240048" calcext:value-type="float">
            <text:p>240048</text:p>
          </table:table-cell>
          <table:table-cell office:value-type="float" office:value="233586" calcext:value-type="float">
            <text:p>233586</text:p>
          </table:table-cell>
          <table:table-cell office:value-type="float" office:value="227180" calcext:value-type="float">
            <text:p>2271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9495" calcext:value-type="float">
            <text:p>239495</text:p>
          </table:table-cell>
          <table:table-cell office:value-type="float" office:value="238270" calcext:value-type="float">
            <text:p>238270</text:p>
          </table:table-cell>
          <table:table-cell office:value-type="float" office:value="237326" calcext:value-type="float">
            <text:p>237326</text:p>
          </table:table-cell>
          <table:table-cell office:value-type="float" office:value="234031" calcext:value-type="float">
            <text:p>234031</text:p>
          </table:table-cell>
          <table:table-cell office:value-type="float" office:value="227235" calcext:value-type="float">
            <text:p>227235</text:p>
          </table:table-cell>
          <table:table-cell office:value-type="float" office:value="212596" calcext:value-type="float">
            <text:p>212596</text:p>
          </table:table-cell>
          <table:table-cell office:value-type="float" office:value="201754" calcext:value-type="float">
            <text:p>201754</text:p>
          </table:table-cell>
          <table:table-cell office:value-type="float" office:value="192741" calcext:value-type="float">
            <text:p>192741</text:p>
          </table:table-cell>
          <table:table-cell office:value-type="float" office:value="185904" calcext:value-type="float">
            <text:p>185904</text:p>
          </table:table-cell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219211" calcext:value-type="float">
            <text:p>219211</text:p>
          </table:table-cell>
          <table:table-cell office:value-type="float" office:value="216648" calcext:value-type="float">
            <text:p>216648</text:p>
          </table:table-cell>
          <table:table-cell office:value-type="float" office:value="214482" calcext:value-type="float">
            <text:p>214482</text:p>
          </table:table-cell>
          <table:table-cell office:value-type="float" office:value="206183" calcext:value-type="float">
            <text:p>206183</text:p>
          </table:table-cell>
          <table:table-cell office:value-type="float" office:value="194010" calcext:value-type="float">
            <text:p>194010</text:p>
          </table:table-cell>
          <table:table-cell office:value-type="float" office:value="176776" calcext:value-type="float">
            <text:p>176776</text:p>
          </table:table-cell>
          <table:table-cell office:value-type="float" office:value="165459" calcext:value-type="float">
            <text:p>165459</text:p>
          </table:table-cell>
          <table:table-cell office:value-type="float" office:value="156688" calcext:value-type="float">
            <text:p>156688</text:p>
          </table:table-cell>
          <table:table-cell office:value-type="float" office:value="149314" calcext:value-type="float">
            <text:p>1493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2547" calcext:value-type="float">
            <text:p>212547</text:p>
          </table:table-cell>
          <table:table-cell office:value-type="float" office:value="210137" calcext:value-type="float">
            <text:p>210137</text:p>
          </table:table-cell>
          <table:table-cell office:value-type="float" office:value="205974" calcext:value-type="float">
            <text:p>205974</text:p>
          </table:table-cell>
          <table:table-cell office:value-type="float" office:value="196208" calcext:value-type="float">
            <text:p>196208</text:p>
          </table:table-cell>
          <table:table-cell office:value-type="float" office:value="182911" calcext:value-type="float">
            <text:p>182911</text:p>
          </table:table-cell>
          <table:table-cell office:value-type="float" office:value="166060" calcext:value-type="float">
            <text:p>166060</text:p>
          </table:table-cell>
          <table:table-cell office:value-type="float" office:value="154329" calcext:value-type="float">
            <text:p>154329</text:p>
          </table:table-cell>
          <table:table-cell office:value-type="float" office:value="145235" calcext:value-type="float">
            <text:p>145235</text:p>
          </table:table-cell>
          <table:table-cell office:value-type="float" office:value="137677" calcext:value-type="float">
            <text:p>137677</text:p>
          </table:table-cell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204325" calcext:value-type="float">
            <text:p>204325</text:p>
          </table:table-cell>
          <table:table-cell office:value-type="float" office:value="199615" calcext:value-type="float">
            <text:p>199615</text:p>
          </table:table-cell>
          <table:table-cell office:value-type="float" office:value="195007" calcext:value-type="float">
            <text:p>195007</text:p>
          </table:table-cell>
          <table:table-cell office:value-type="float" office:value="183099" calcext:value-type="float">
            <text:p>183099</text:p>
          </table:table-cell>
          <table:table-cell office:value-type="float" office:value="168968" calcext:value-type="float">
            <text:p>168968</text:p>
          </table:table-cell>
          <table:table-cell office:value-type="float" office:value="151813" calcext:value-type="float">
            <text:p>151813</text:p>
          </table:table-cell>
          <table:table-cell office:value-type="float" office:value="139611" calcext:value-type="float">
            <text:p>139611</text:p>
          </table:table-cell>
          <table:table-cell office:value-type="float" office:value="130525" calcext:value-type="float">
            <text:p>130525</text:p>
          </table:table-cell>
          <table:table-cell office:value-type="float" office:value="122041" calcext:value-type="float">
            <text:p>122041</text:p>
          </table:table-cell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90942" calcext:value-type="float">
            <text:p>190942</text:p>
          </table:table-cell>
          <table:table-cell office:value-type="float" office:value="182822" calcext:value-type="float">
            <text:p>182822</text:p>
          </table:table-cell>
          <table:table-cell office:value-type="float" office:value="176806" calcext:value-type="float">
            <text:p>176806</text:p>
          </table:table-cell>
          <table:table-cell office:value-type="float" office:value="163288" calcext:value-type="float">
            <text:p>163288</text:p>
          </table:table-cell>
          <table:table-cell office:value-type="float" office:value="148633" calcext:value-type="float">
            <text:p>148633</text:p>
          </table:table-cell>
          <table:table-cell office:value-type="float" office:value="131195" calcext:value-type="float">
            <text:p>131195</text:p>
          </table:table-cell>
          <table:table-cell office:value-type="float" office:value="119488" calcext:value-type="float">
            <text:p>119488</text:p>
          </table:table-cell>
          <table:table-cell office:value-type="float" office:value="108802" calcext:value-type="float">
            <text:p>108802</text:p>
          </table:table-cell>
          <table:table-cell office:value-type="float" office:value="100048" calcext:value-type="float">
            <text:p>100048</text:p>
          </table:table-cell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78147" calcext:value-type="float">
            <text:p>178147</text:p>
          </table:table-cell>
          <table:table-cell office:value-type="float" office:value="168218" calcext:value-type="float">
            <text:p>168218</text:p>
          </table:table-cell>
          <table:table-cell office:value-type="float" office:value="160123" calcext:value-type="float">
            <text:p>160123</text:p>
          </table:table-cell>
          <table:table-cell office:value-type="float" office:value="145670" calcext:value-type="float">
            <text:p>145670</text:p>
          </table:table-cell>
          <table:table-cell office:value-type="float" office:value="131357" calcext:value-type="float">
            <text:p>131357</text:p>
          </table:table-cell>
          <table:table-cell office:value-type="float" office:value="114017" calcext:value-type="float">
            <text:p>114017</text:p>
          </table:table-cell>
          <table:table-cell office:value-type="float" office:value="101136" calcext:value-type="float">
            <text:p>101136</text:p>
          </table:table-cell>
          <table:table-cell office:value-type="float" office:value="90766" calcext:value-type="float">
            <text:p>90766</text:p>
          </table:table-cell>
          <table:table-cell office:value-type="float" office:value="81613" calcext:value-type="float">
            <text:p>81613</text:p>
          </table:table-cell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65974" calcext:value-type="float">
            <text:p>165974</text:p>
          </table:table-cell>
          <table:table-cell office:value-type="float" office:value="153517" calcext:value-type="float">
            <text:p>153517</text:p>
          </table:table-cell>
          <table:table-cell office:value-type="float" office:value="144558" calcext:value-type="float">
            <text:p>144558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6256" calcext:value-type="float">
            <text:p>116256</text:p>
          </table:table-cell>
          <table:table-cell office:value-type="float" office:value="98843" calcext:value-type="float">
            <text:p>98843</text:p>
          </table:table-cell>
          <table:table-cell office:value-type="float" office:value="85958" calcext:value-type="float">
            <text:p>85958</text:p>
          </table:table-cell>
          <table:table-cell office:value-type="float" office:value="75482" calcext:value-type="float">
            <text:p>75482</text:p>
          </table:table-cell>
          <table:table-cell office:value-type="float" office:value="66458" calcext:value-type="float">
            <text:p>66458</text:p>
          </table:table-cell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153690" calcext:value-type="float">
            <text:p>153690</text:p>
          </table:table-cell>
          <table:table-cell office:value-type="float" office:value="139284" calcext:value-type="float">
            <text:p>139284</text:p>
          </table:table-cell>
          <table:table-cell office:value-type="float" office:value="130637" calcext:value-type="float">
            <text:p>130637</text:p>
          </table:table-cell>
          <table:table-cell office:value-type="float" office:value="115968" calcext:value-type="float">
            <text:p>115968</text:p>
          </table:table-cell>
          <table:table-cell office:value-type="float" office:value="103120" calcext:value-type="float">
            <text:p>103120</text:p>
          </table:table-cell>
          <table:table-cell office:value-type="float" office:value="85649" calcext:value-type="float">
            <text:p>85649</text:p>
          </table:table-cell>
          <table:table-cell office:value-type="float" office:value="72896" calcext:value-type="float">
            <text:p>72896</text:p>
          </table:table-cell>
          <table:table-cell office:value-type="float" office:value="62588" calcext:value-type="float">
            <text:p>62588</text:p>
          </table:table-cell>
          <table:table-cell office:value-type="float" office:value="53814" calcext:value-type="float">
            <text:p>53814</text:p>
          </table:table-cell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141658" calcext:value-type="float">
            <text:p>141658</text:p>
          </table:table-cell>
          <table:table-cell office:value-type="float" office:value="125988" calcext:value-type="float">
            <text:p>125988</text:p>
          </table:table-cell>
          <table:table-cell office:value-type="float" office:value="117836" calcext:value-type="float">
            <text:p>117836</text:p>
          </table:table-cell>
          <table:table-cell office:value-type="float" office:value="103992" calcext:value-type="float">
            <text:p>103992</text:p>
          </table:table-cell>
          <table:table-cell office:value-type="float" office:value="90937" calcext:value-type="float">
            <text:p>90937</text:p>
          </table:table-cell>
          <table:table-cell office:value-type="float" office:value="73958" calcext:value-type="float">
            <text:p>73958</text:p>
          </table:table-cell>
          <table:table-cell office:value-type="float" office:value="61767" calcext:value-type="float">
            <text:p>61767</text:p>
          </table:table-cell>
          <table:table-cell office:value-type="float" office:value="52125" calcext:value-type="float">
            <text:p>52125</text:p>
          </table:table-cell>
          <table:table-cell office:value-type="float" office:value="44078" calcext:value-type="float">
            <text:p>44078</text:p>
          </table:table-cell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128936" calcext:value-type="float">
            <text:p>128936</text:p>
          </table:table-cell>
          <table:table-cell office:value-type="float" office:value="113821" calcext:value-type="float">
            <text:p>113821</text:p>
          </table:table-cell>
          <table:table-cell office:value-type="float" office:value="106148" calcext:value-type="float">
            <text:p>106148</text:p>
          </table:table-cell>
          <table:table-cell office:value-type="float" office:value="92694" calcext:value-type="float">
            <text:p>92694</text:p>
          </table:table-cell>
          <table:table-cell office:value-type="float" office:value="79761" calcext:value-type="float">
            <text:p>79761</text:p>
          </table:table-cell>
          <table:table-cell office:value-type="float" office:value="64027" calcext:value-type="float">
            <text:p>64027</text:p>
          </table:table-cell>
          <table:table-cell office:value-type="float" office:value="52161" calcext:value-type="float">
            <text:p>52161</text:p>
          </table:table-cell>
          <table:table-cell office:value-type="float" office:value="42985" calcext:value-type="float">
            <text:p>42985</text:p>
          </table:table-cell>
          <table:table-cell office:value-type="float" office:value="35324" calcext:value-type="float">
            <text:p>35324</text:p>
          </table:table-cell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118023" calcext:value-type="float">
            <text:p>118023</text:p>
          </table:table-cell>
          <table:table-cell office:value-type="float" office:value="102680" calcext:value-type="float">
            <text:p>102680</text:p>
          </table:table-cell>
          <table:table-cell office:value-type="float" office:value="94971" calcext:value-type="float">
            <text:p>94971</text:p>
          </table:table-cell>
          <table:table-cell office:value-type="float" office:value="82545" calcext:value-type="float">
            <text:p>82545</text:p>
          </table:table-cell>
          <table:table-cell office:value-type="float" office:value="71083" calcext:value-type="float">
            <text:p>71083</text:p>
          </table:table-cell>
          <table:table-cell office:value-type="float" office:value="55606" calcext:value-type="float">
            <text:p>55606</text:p>
          </table:table-cell>
          <table:table-cell office:value-type="float" office:value="44383" calcext:value-type="float">
            <text:p>44383</text:p>
          </table:table-cell>
          <table:table-cell office:value-type="float" office:value="35501" calcext:value-type="float">
            <text:p>35501</text:p>
          </table:table-cell>
          <table:table-cell office:value-type="float" office:value="28844" calcext:value-type="float">
            <text:p>28844</text:p>
          </table:table-cell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107500" calcext:value-type="float">
            <text:p>107500</text:p>
          </table:table-cell>
          <table:table-cell office:value-type="float" office:value="92598" calcext:value-type="float">
            <text:p>92598</text:p>
          </table:table-cell>
          <table:table-cell office:value-type="float" office:value="85471" calcext:value-type="float">
            <text:p>85471</text:p>
          </table:table-cell>
          <table:table-cell office:value-type="float" office:value="73818" calcext:value-type="float">
            <text:p>73818</text:p>
          </table:table-cell>
          <table:table-cell office:value-type="float" office:value="62435" calcext:value-type="float">
            <text:p>62435</text:p>
          </table:table-cell>
          <table:table-cell office:value-type="float" office:value="47514" calcext:value-type="float">
            <text:p>47514</text:p>
          </table:table-cell>
          <table:table-cell office:value-type="float" office:value="37284" calcext:value-type="float">
            <text:p>37284</text:p>
          </table:table-cell>
          <table:table-cell office:value-type="float" office:value="29486" calcext:value-type="float">
            <text:p>29486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97103" calcext:value-type="float">
            <text:p>97103</text:p>
          </table:table-cell>
          <table:table-cell office:value-type="float" office:value="83756" calcext:value-type="float">
            <text:p>83756</text:p>
          </table:table-cell>
          <table:table-cell office:value-type="float" office:value="76424" calcext:value-type="float">
            <text:p>76424</text:p>
          </table:table-cell>
          <table:table-cell office:value-type="float" office:value="65537" calcext:value-type="float">
            <text:p>65537</text:p>
          </table:table-cell>
          <table:table-cell office:value-type="float" office:value="54283" calcext:value-type="float">
            <text:p>54283</text:p>
          </table:table-cell>
          <table:table-cell office:value-type="float" office:value="41179" calcext:value-type="float">
            <text:p>41179</text:p>
          </table:table-cell>
          <table:table-cell office:value-type="float" office:value="31249" calcext:value-type="float">
            <text:p>31249</text:p>
          </table:table-cell>
          <table:table-cell office:value-type="float" office:value="23878" calcext:value-type="float">
            <text:p>23878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88223" calcext:value-type="float">
            <text:p>88223</text:p>
          </table:table-cell>
          <table:table-cell office:value-type="float" office:value="74672" calcext:value-type="float">
            <text:p>74672</text:p>
          </table:table-cell>
          <table:table-cell office:value-type="float" office:value="68780" calcext:value-type="float">
            <text:p>68780</text:p>
          </table:table-cell>
          <table:table-cell office:value-type="float" office:value="57810" calcext:value-type="float">
            <text:p>57810</text:p>
          </table:table-cell>
          <table:table-cell office:value-type="float" office:value="48324" calcext:value-type="float">
            <text:p>48324</text:p>
          </table:table-cell>
          <table:table-cell office:value-type="float" office:value="35100" calcext:value-type="float">
            <text:p>35100</text:p>
          </table:table-cell>
          <table:table-cell office:value-type="float" office:value="26225" calcext:value-type="float">
            <text:p>26225</text:p>
          </table:table-cell>
          <table:table-cell office:value-type="float" office:value="19860" calcext:value-type="float">
            <text:p>19860</text:p>
          </table:table-cell>
          <table:table-cell office:value-type="float" office:value="14961" calcext:value-type="float">
            <text:p>14961</text:p>
          </table:table-cell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78829" calcext:value-type="float">
            <text:p>78829</text:p>
          </table:table-cell>
          <table:table-cell office:value-type="float" office:value="67629" calcext:value-type="float">
            <text:p>67629</text:p>
          </table:table-cell>
          <table:table-cell office:value-type="float" office:value="61140" calcext:value-type="float">
            <text:p>61140</text:p>
          </table:table-cell>
          <table:table-cell office:value-type="float" office:value="51718" calcext:value-type="float">
            <text:p>51718</text:p>
          </table:table-cell>
          <table:table-cell office:value-type="float" office:value="42283" calcext:value-type="float">
            <text:p>42283</text:p>
          </table:table-cell>
          <table:table-cell office:value-type="float" office:value="30198" calcext:value-type="float">
            <text:p>30198</text:p>
          </table:table-cell>
          <table:table-cell office:value-type="float" office:value="22299" calcext:value-type="float">
            <text:p>22299</text:p>
          </table:table-cell>
          <table:table-cell office:value-type="float" office:value="16478" calcext:value-type="float">
            <text:p>16478</text:p>
          </table:table-cell>
          <table:table-cell office:value-type="float" office:value="11839" calcext:value-type="float">
            <text:p>11839</text:p>
          </table:table-cell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71505" calcext:value-type="float">
            <text:p>71505</text:p>
          </table:table-cell>
          <table:table-cell office:value-type="float" office:value="60246" calcext:value-type="float">
            <text:p>60246</text:p>
          </table:table-cell>
          <table:table-cell office:value-type="float" office:value="54791" calcext:value-type="float">
            <text:p>54791</text:p>
          </table:table-cell>
          <table:table-cell office:value-type="float" office:value="45735" calcext:value-type="float">
            <text:p>45735</text:p>
          </table:table-cell>
          <table:table-cell office:value-type="float" office:value="37095" calcext:value-type="float">
            <text:p>37095</text:p>
          </table:table-cell>
          <table:table-cell office:value-type="float" office:value="25787" calcext:value-type="float">
            <text:p>25787</text:p>
          </table:table-cell>
          <table:table-cell office:value-type="float" office:value="18426" calcext:value-type="float">
            <text:p>18426</text:p>
          </table:table-cell>
          <table:table-cell office:value-type="float" office:value="13177" calcext:value-type="float">
            <text:p>13177</text:p>
          </table:table-cell>
          <table:table-cell office:value-type="float" office:value="9715" calcext:value-type="float">
            <text:p>9715</text:p>
          </table:table-cell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64356" calcext:value-type="float">
            <text:p>64356</text:p>
          </table:table-cell>
          <table:table-cell office:value-type="float" office:value="54034" calcext:value-type="float">
            <text:p>54034</text:p>
          </table:table-cell>
          <table:table-cell office:value-type="float" office:value="48981" calcext:value-type="float">
            <text:p>48981</text:p>
          </table:table-cell>
          <table:table-cell office:value-type="float" office:value="40640" calcext:value-type="float">
            <text:p>40640</text:p>
          </table:table-cell>
          <table:table-cell office:value-type="float" office:value="32418" calcext:value-type="float">
            <text:p>32418</text:p>
          </table:table-cell>
          <table:table-cell office:value-type="float" office:value="22328" calcext:value-type="float">
            <text:p>22328</text:p>
          </table:table-cell>
          <table:table-cell office:value-type="float" office:value="15692" calcext:value-type="float">
            <text:p>15692</text:p>
          </table:table-cell>
          <table:table-cell office:value-type="float" office:value="10884" calcext:value-type="float">
            <text:p>10884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57699" calcext:value-type="float">
            <text:p>57699</text:p>
          </table:table-cell>
          <table:table-cell office:value-type="float" office:value="48142" calcext:value-type="float">
            <text:p>48142</text:p>
          </table:table-cell>
          <table:table-cell office:value-type="float" office:value="43694" calcext:value-type="float">
            <text:p>43694</text:p>
          </table:table-cell>
          <table:table-cell office:value-type="float" office:value="35638" calcext:value-type="float">
            <text:p>35638</text:p>
          </table:table-cell>
          <table:table-cell office:value-type="float" office:value="28750" calcext:value-type="float">
            <text:p>28750</text:p>
          </table:table-cell>
          <table:table-cell office:value-type="float" office:value="18974" calcext:value-type="float">
            <text:p>18974</text:p>
          </table:table-cell>
          <table:table-cell office:value-type="float" office:value="12890" calcext:value-type="float">
            <text:p>12890</text:p>
          </table:table-cell>
          <table:table-cell office:value-type="float" office:value="8860" calcext:value-type="float">
            <text:p>886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51517" calcext:value-type="float">
            <text:p>51517</text:p>
          </table:table-cell>
          <table:table-cell office:value-type="float" office:value="43052" calcext:value-type="float">
            <text:p>43052</text:p>
          </table:table-cell>
          <table:table-cell office:value-type="float" office:value="38632" calcext:value-type="float">
            <text:p>38632</text:p>
          </table:table-cell>
          <table:table-cell office:value-type="float" office:value="31869" calcext:value-type="float">
            <text:p>31869</text:p>
          </table:table-cell>
          <table:table-cell office:value-type="float" office:value="24898" calcext:value-type="float">
            <text:p>24898</text:p>
          </table:table-cell>
          <table:table-cell office:value-type="float" office:value="16168" calcext:value-type="float">
            <text:p>16168</text:p>
          </table:table-cell>
          <table:table-cell office:value-type="float" office:value="10973" calcext:value-type="float">
            <text:p>10973</text:p>
          </table:table-cell>
          <table:table-cell office:value-type="float" office:value="7312" calcext:value-type="float">
            <text:p>731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46427" calcext:value-type="float">
            <text:p>46427</text:p>
          </table:table-cell>
          <table:table-cell office:value-type="float" office:value="38487" calcext:value-type="float">
            <text:p>38487</text:p>
          </table:table-cell>
          <table:table-cell office:value-type="float" office:value="34419" calcext:value-type="float">
            <text:p>34419</text:p>
          </table:table-cell>
          <table:table-cell office:value-type="float" office:value="28062" calcext:value-type="float">
            <text:p>28062</text:p>
          </table:table-cell>
          <table:table-cell office:value-type="float" office:value="21619" calcext:value-type="float">
            <text:p>21619</text:p>
          </table:table-cell>
          <table:table-cell office:value-type="float" office:value="14077" calcext:value-type="float">
            <text:p>14077</text:p>
          </table:table-cell>
          <table:table-cell office:value-type="float" office:value="9142" calcext:value-type="float">
            <text:p>9142</text:p>
          </table:table-cell>
          <table:table-cell office:value-type="float" office:value="5912" calcext:value-type="float">
            <text:p>591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41349" calcext:value-type="float">
            <text:p>41349</text:p>
          </table:table-cell>
          <table:table-cell office:value-type="float" office:value="34357" calcext:value-type="float">
            <text:p>34357</text:p>
          </table:table-cell>
          <table:table-cell office:value-type="float" office:value="30637" calcext:value-type="float">
            <text:p>30637</text:p>
          </table:table-cell>
          <table:table-cell office:value-type="float" office:value="24963" calcext:value-type="float">
            <text:p>24963</text:p>
          </table:table-cell>
          <table:table-cell office:value-type="float" office:value="19022" calcext:value-type="float">
            <text:p>19022</text:p>
          </table:table-cell>
          <table:table-cell office:value-type="float" office:value="11751" calcext:value-type="float">
            <text:p>11751</text:p>
          </table:table-cell>
          <table:table-cell office:value-type="float" office:value="7636" calcext:value-type="float">
            <text:p>7636</text:p>
          </table:table-cell>
          <table:table-cell office:value-type="float" office:value="4937" calcext:value-type="float">
            <text:p>4937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37276" calcext:value-type="float">
            <text:p>37276</text:p>
          </table:table-cell>
          <table:table-cell office:value-type="float" office:value="30681" calcext:value-type="float">
            <text:p>30681</text:p>
          </table:table-cell>
          <table:table-cell office:value-type="float" office:value="27757" calcext:value-type="float">
            <text:p>27757</text:p>
          </table:table-cell>
          <table:table-cell office:value-type="float" office:value="21945" calcext:value-type="float">
            <text:p>21945</text:p>
          </table:table-cell>
          <table:table-cell office:value-type="float" office:value="16455" calcext:value-type="float">
            <text:p>16455</text:p>
          </table:table-cell>
          <table:table-cell office:value-type="float" office:value="10067" calcext:value-type="float">
            <text:p>10067</text:p>
          </table:table-cell>
          <table:table-cell office:value-type="float" office:value="6301" calcext:value-type="float">
            <text:p>6301</text:p>
          </table:table-cell>
          <table:table-cell office:value-type="float" office:value="3895" calcext:value-type="float">
            <text:p>389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33379" calcext:value-type="float">
            <text:p>33379</text:p>
          </table:table-cell>
          <table:table-cell office:value-type="float" office:value="27206" calcext:value-type="float">
            <text:p>27206</text:p>
          </table:table-cell>
          <table:table-cell office:value-type="float" office:value="24478" calcext:value-type="float">
            <text:p>24478</text:p>
          </table:table-cell>
          <table:table-cell office:value-type="float" office:value="19122" calcext:value-type="float">
            <text:p>19122</text:p>
          </table:table-cell>
          <table:table-cell office:value-type="float" office:value="14374" calcext:value-type="float">
            <text:p>14374</text:p>
          </table:table-cell>
          <table:table-cell office:value-type="float" office:value="8471" calcext:value-type="float">
            <text:p>8471</text:p>
          </table:table-cell>
          <table:table-cell office:value-type="float" office:value="5223" calcext:value-type="float">
            <text:p>5223</text:p>
          </table:table-cell>
          <table:table-cell office:value-type="float" office:value="3164" calcext:value-type="float">
            <text:p>316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29762" calcext:value-type="float">
            <text:p>29762</text:p>
          </table:table-cell>
          <table:table-cell office:value-type="float" office:value="24107" calcext:value-type="float">
            <text:p>24107</text:p>
          </table:table-cell>
          <table:table-cell office:value-type="float" office:value="21767" calcext:value-type="float">
            <text:p>21767</text:p>
          </table:table-cell>
          <table:table-cell office:value-type="float" office:value="16832" calcext:value-type="float">
            <text:p>16832</text:p>
          </table:table-cell>
          <table:table-cell office:value-type="float" office:value="12651" calcext:value-type="float">
            <text:p>12651</text:p>
          </table:table-cell>
          <table:table-cell office:value-type="float" office:value="7280" calcext:value-type="float">
            <text:p>7280</text:p>
          </table:table-cell>
          <table:table-cell office:value-type="float" office:value="4401" calcext:value-type="float">
            <text:p>4401</text:p>
          </table:table-cell>
          <table:table-cell office:value-type="float" office:value="2586" calcext:value-type="float">
            <text:p>258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26443" calcext:value-type="float">
            <text:p>26443</text:p>
          </table:table-cell>
          <table:table-cell office:value-type="float" office:value="21508" calcext:value-type="float">
            <text:p>21508</text:p>
          </table:table-cell>
          <table:table-cell office:value-type="float" office:value="19077" calcext:value-type="float">
            <text:p>19077</text:p>
          </table:table-cell>
          <table:table-cell office:value-type="float" office:value="14982" calcext:value-type="float">
            <text:p>14982</text:p>
          </table:table-cell>
          <table:table-cell office:value-type="float" office:value="10946" calcext:value-type="float">
            <text:p>10946</text:p>
          </table:table-cell>
          <table:table-cell office:value-type="float" office:value="6321" calcext:value-type="float">
            <text:p>6321</text:p>
          </table:table-cell>
          <table:table-cell office:value-type="float" office:value="3627" calcext:value-type="float">
            <text:p>3627</text:p>
          </table:table-cell>
          <table:table-cell office:value-type="float" office:value="2068" calcext:value-type="float">
            <text:p>2068</text:p>
          </table:table-cell>
          <table:table-cell office:value-type="float" office:value="1258" calcext:value-type="float">
            <text:p>1258</text:p>
          </table:table-cell>
        </table:table-row>
      </table:table>
      <table:table table:name="SiO2_Air_Pore_0p75_H20_0p0" table:style-name="ta1">
        <table:shapes>
          <draw:frame draw:z-index="0" draw:style-name="gr1" draw:text-style-name="P1" svg:width="160.2mm" svg:height="90.05mm" svg:x="8.24mm" svg:y="136.53mm">
            <draw:object draw:notify-on-update-of-ranges="SiO2_Air_Pore_0p75_H20_0p0.A4:SiO2_Air_Pore_0p75_H20_0p0.A29 SiO2_Air_Pore_0p75_H20_0p0.B4:SiO2_Air_Pore_0p75_H20_0p0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O2_Air_Pore_0p75_H20_0p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946" calcext:value-type="float">
            <text:p>2589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9495" calcext:value-type="float">
            <text:p>239495</text:p>
          </table:table-cell>
          <table:table-cell table:formula="of:=[.B4]-[.B5]" office:value-type="float" office:value="19451" calcext:value-type="float">
            <text:p>19451</text:p>
          </table:table-cell>
          <table:table-cell table:number-columns-repeated="2"/>
        </table:table-row>
        <table:table-row table:style-name="ro1">
          <table:table-cell table:formula="of:=[.A5]+25" office:value-type="float" office:value="50" calcext:value-type="float">
            <text:p>50</text:p>
          </table:table-cell>
          <table:table-cell office:value-type="float" office:value="219211" calcext:value-type="float">
            <text:p>219211</text:p>
          </table:table-cell>
          <table:table-cell table:formula="of:=[.B5]-[.B6]" office:value-type="float" office:value="20284" calcext:value-type="float">
            <text:p>202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2547" calcext:value-type="float">
            <text:p>212547</text:p>
          </table:table-cell>
          <table:table-cell table:formula="of:=[.B6]-[.B7]" office:value-type="float" office:value="6664" calcext:value-type="float">
            <text:p>6664</text:p>
          </table:table-cell>
          <table:table-cell table:number-columns-repeated="2"/>
        </table:table-row>
        <table:table-row table:style-name="ro1">
          <table:table-cell table:formula="of:=[.A6]+25" office:value-type="float" office:value="75" calcext:value-type="float">
            <text:p>75</text:p>
          </table:table-cell>
          <table:table-cell office:value-type="float" office:value="204325" calcext:value-type="float">
            <text:p>204325</text:p>
          </table:table-cell>
          <table:table-cell table:formula="of:=[.B7]-[.B8]" office:value-type="float" office:value="8222" calcext:value-type="float">
            <text:p>8222</text:p>
          </table:table-cell>
          <table:table-cell table:number-columns-repeated="2"/>
        </table:table-row>
        <table:table-row table:style-name="ro1">
          <table:table-cell table:formula="of:=[.A8]+25" office:value-type="float" office:value="100" calcext:value-type="float">
            <text:p>100</text:p>
          </table:table-cell>
          <table:table-cell office:value-type="float" office:value="190942" calcext:value-type="float">
            <text:p>190942</text:p>
          </table:table-cell>
          <table:table-cell table:formula="of:=[.B8]-[.B9]" office:value-type="float" office:value="13383" calcext:value-type="float">
            <text:p>13383</text:p>
          </table:table-cell>
          <table:table-cell table:number-columns-repeated="2"/>
        </table:table-row>
        <table:table-row table:style-name="ro1">
          <table:table-cell table:formula="of:=[.A9]+25" office:value-type="float" office:value="125" calcext:value-type="float">
            <text:p>125</text:p>
          </table:table-cell>
          <table:table-cell office:value-type="float" office:value="178147" calcext:value-type="float">
            <text:p>178147</text:p>
          </table:table-cell>
          <table:table-cell table:formula="of:=[.B9]-[.B10]" office:value-type="float" office:value="12795" calcext:value-type="float">
            <text:p>12795</text:p>
          </table:table-cell>
          <table:table-cell table:number-columns-repeated="2"/>
        </table:table-row>
        <table:table-row table:style-name="ro1">
          <table:table-cell table:formula="of:=[.A10]+25" office:value-type="float" office:value="150" calcext:value-type="float">
            <text:p>150</text:p>
          </table:table-cell>
          <table:table-cell office:value-type="float" office:value="165974" calcext:value-type="float">
            <text:p>165974</text:p>
          </table:table-cell>
          <table:table-cell table:formula="of:=[.B10]-[.B11]" office:value-type="float" office:value="12173" calcext:value-type="float">
            <text:p>12173</text:p>
          </table:table-cell>
          <table:table-cell table:number-columns-repeated="2"/>
        </table:table-row>
        <table:table-row table:style-name="ro1">
          <table:table-cell table:formula="of:=[.A11]+25" office:value-type="float" office:value="175" calcext:value-type="float">
            <text:p>175</text:p>
          </table:table-cell>
          <table:table-cell office:value-type="float" office:value="153690" calcext:value-type="float">
            <text:p>153690</text:p>
          </table:table-cell>
          <table:table-cell table:formula="of:=[.B11]-[.B12]" office:value-type="float" office:value="12284" calcext:value-type="float">
            <text:p>12284</text:p>
          </table:table-cell>
          <table:table-cell table:number-columns-repeated="2"/>
        </table:table-row>
        <table:table-row table:style-name="ro1">
          <table:table-cell table:formula="of:=[.A12]+25" office:value-type="float" office:value="200" calcext:value-type="float">
            <text:p>200</text:p>
          </table:table-cell>
          <table:table-cell office:value-type="float" office:value="141658" calcext:value-type="float">
            <text:p>141658</text:p>
          </table:table-cell>
          <table:table-cell table:formula="of:=[.B12]-[.B13]" office:value-type="float" office:value="12032" calcext:value-type="float">
            <text:p>12032</text:p>
          </table:table-cell>
          <table:table-cell table:number-columns-repeated="2"/>
        </table:table-row>
        <table:table-row table:style-name="ro1">
          <table:table-cell table:formula="of:=[.A13]+25" office:value-type="float" office:value="225" calcext:value-type="float">
            <text:p>225</text:p>
          </table:table-cell>
          <table:table-cell office:value-type="float" office:value="128936" calcext:value-type="float">
            <text:p>128936</text:p>
          </table:table-cell>
          <table:table-cell table:formula="of:=[.B13]-[.B14]" office:value-type="float" office:value="12722" calcext:value-type="float">
            <text:p>12722</text:p>
          </table:table-cell>
          <table:table-cell table:number-columns-repeated="2"/>
        </table:table-row>
        <table:table-row table:style-name="ro1">
          <table:table-cell table:formula="of:=[.A14]+25" office:value-type="float" office:value="250" calcext:value-type="float">
            <text:p>250</text:p>
          </table:table-cell>
          <table:table-cell office:value-type="float" office:value="118023" calcext:value-type="float">
            <text:p>118023</text:p>
          </table:table-cell>
          <table:table-cell table:formula="of:=[.B14]-[.B15]" office:value-type="float" office:value="10913" calcext:value-type="float">
            <text:p>10913</text:p>
          </table:table-cell>
          <table:table-cell table:number-columns-repeated="2"/>
        </table:table-row>
        <table:table-row table:style-name="ro1">
          <table:table-cell table:formula="of:=[.A15]+25" office:value-type="float" office:value="275" calcext:value-type="float">
            <text:p>275</text:p>
          </table:table-cell>
          <table:table-cell office:value-type="float" office:value="107500" calcext:value-type="float">
            <text:p>107500</text:p>
          </table:table-cell>
          <table:table-cell table:formula="of:=[.B15]-[.B16]" office:value-type="float" office:value="10523" calcext:value-type="float">
            <text:p>10523</text:p>
          </table:table-cell>
          <table:table-cell table:number-columns-repeated="2"/>
        </table:table-row>
        <table:table-row table:style-name="ro1">
          <table:table-cell table:formula="of:=[.A16]+25" office:value-type="float" office:value="300" calcext:value-type="float">
            <text:p>300</text:p>
          </table:table-cell>
          <table:table-cell office:value-type="float" office:value="97103" calcext:value-type="float">
            <text:p>97103</text:p>
          </table:table-cell>
          <table:table-cell table:formula="of:=[.B16]-[.B17]" office:value-type="float" office:value="10397" calcext:value-type="float">
            <text:p>10397</text:p>
          </table:table-cell>
          <table:table-cell table:number-columns-repeated="2"/>
        </table:table-row>
        <table:table-row table:style-name="ro1">
          <table:table-cell table:formula="of:=[.A17]+25" office:value-type="float" office:value="325" calcext:value-type="float">
            <text:p>325</text:p>
          </table:table-cell>
          <table:table-cell office:value-type="float" office:value="88223" calcext:value-type="float">
            <text:p>88223</text:p>
          </table:table-cell>
          <table:table-cell table:formula="of:=[.B17]-[.B18]" office:value-type="float" office:value="8880" calcext:value-type="float">
            <text:p>8880</text:p>
          </table:table-cell>
          <table:table-cell table:number-columns-repeated="2"/>
        </table:table-row>
        <table:table-row table:style-name="ro1">
          <table:table-cell table:formula="of:=[.A18]+25" office:value-type="float" office:value="350" calcext:value-type="float">
            <text:p>350</text:p>
          </table:table-cell>
          <table:table-cell office:value-type="float" office:value="78829" calcext:value-type="float">
            <text:p>78829</text:p>
          </table:table-cell>
          <table:table-cell table:formula="of:=[.B18]-[.B19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table:formula="of:=[.A19]+25" office:value-type="float" office:value="375" calcext:value-type="float">
            <text:p>375</text:p>
          </table:table-cell>
          <table:table-cell office:value-type="float" office:value="71505" calcext:value-type="float">
            <text:p>71505</text:p>
          </table:table-cell>
          <table:table-cell table:formula="of:=[.B19]-[.B20]" office:value-type="float" office:value="7324" calcext:value-type="float">
            <text:p>7324</text:p>
          </table:table-cell>
          <table:table-cell table:number-columns-repeated="2"/>
        </table:table-row>
        <table:table-row table:style-name="ro1">
          <table:table-cell table:formula="of:=[.A20]+25" office:value-type="float" office:value="400" calcext:value-type="float">
            <text:p>400</text:p>
          </table:table-cell>
          <table:table-cell office:value-type="float" office:value="64356" calcext:value-type="float">
            <text:p>64356</text:p>
          </table:table-cell>
          <table:table-cell table:formula="of:=[.B20]-[.B21]" office:value-type="float" office:value="7149" calcext:value-type="float">
            <text:p>7149</text:p>
          </table:table-cell>
          <table:table-cell table:number-columns-repeated="2"/>
        </table:table-row>
        <table:table-row table:style-name="ro1">
          <table:table-cell table:formula="of:=[.A21]+25" office:value-type="float" office:value="425" calcext:value-type="float">
            <text:p>425</text:p>
          </table:table-cell>
          <table:table-cell office:value-type="float" office:value="57699" calcext:value-type="float">
            <text:p>57699</text:p>
          </table:table-cell>
          <table:table-cell table:formula="of:=[.B21]-[.B22]" office:value-type="float" office:value="6657" calcext:value-type="float">
            <text:p>6657</text:p>
          </table:table-cell>
          <table:table-cell table:number-columns-repeated="2"/>
        </table:table-row>
        <table:table-row table:style-name="ro1">
          <table:table-cell table:formula="of:=[.A22]+25" office:value-type="float" office:value="450" calcext:value-type="float">
            <text:p>450</text:p>
          </table:table-cell>
          <table:table-cell office:value-type="float" office:value="51517" calcext:value-type="float">
            <text:p>51517</text:p>
          </table:table-cell>
          <table:table-cell table:formula="of:=[.B22]-[.B23]"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table:formula="of:=[.A23]+25" office:value-type="float" office:value="475" calcext:value-type="float">
            <text:p>475</text:p>
          </table:table-cell>
          <table:table-cell office:value-type="float" office:value="46427" calcext:value-type="float">
            <text:p>46427</text:p>
          </table:table-cell>
          <table:table-cell table:formula="of:=[.B23]-[.B24]" office:value-type="float" office:value="5090" calcext:value-type="float">
            <text:p>5090</text:p>
          </table:table-cell>
          <table:table-cell table:number-columns-repeated="2"/>
        </table:table-row>
        <table:table-row table:style-name="ro1">
          <table:table-cell table:formula="of:=[.A24]+25" office:value-type="float" office:value="500" calcext:value-type="float">
            <text:p>500</text:p>
          </table:table-cell>
          <table:table-cell office:value-type="float" office:value="41349" calcext:value-type="float">
            <text:p>41349</text:p>
          </table:table-cell>
          <table:table-cell table:formula="of:=[.B24]-[.B25]" office:value-type="float" office:value="5078" calcext:value-type="float">
            <text:p>5078</text:p>
          </table:table-cell>
          <table:table-cell table:number-columns-repeated="2"/>
        </table:table-row>
        <table:table-row table:style-name="ro1">
          <table:table-cell table:formula="of:=[.A25]+25" office:value-type="float" office:value="525" calcext:value-type="float">
            <text:p>525</text:p>
          </table:table-cell>
          <table:table-cell office:value-type="float" office:value="37276" calcext:value-type="float">
            <text:p>37276</text:p>
          </table:table-cell>
          <table:table-cell table:formula="of:=[.B25]-[.B26]" office:value-type="float" office:value="4073" calcext:value-type="float">
            <text:p>4073</text:p>
          </table:table-cell>
          <table:table-cell table:number-columns-repeated="2"/>
        </table:table-row>
        <table:table-row table:style-name="ro1">
          <table:table-cell table:formula="of:=[.A26]+25" office:value-type="float" office:value="550" calcext:value-type="float">
            <text:p>550</text:p>
          </table:table-cell>
          <table:table-cell office:value-type="float" office:value="33379" calcext:value-type="float">
            <text:p>33379</text:p>
          </table:table-cell>
          <table:table-cell table:formula="of:=[.B26]-[.B27]" office:value-type="float" office:value="3897" calcext:value-type="float">
            <text:p>3897</text:p>
          </table:table-cell>
          <table:table-cell table:number-columns-repeated="2"/>
        </table:table-row>
        <table:table-row table:style-name="ro1">
          <table:table-cell table:formula="of:=[.A27]+25" office:value-type="float" office:value="575" calcext:value-type="float">
            <text:p>575</text:p>
          </table:table-cell>
          <table:table-cell office:value-type="float" office:value="29762" calcext:value-type="float">
            <text:p>29762</text:p>
          </table:table-cell>
          <table:table-cell table:formula="of:=[.B27]-[.B28]"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table:formula="of:=[.A28]+25" office:value-type="float" office:value="600" calcext:value-type="float">
            <text:p>600</text:p>
          </table:table-cell>
          <table:table-cell office:value-type="float" office:value="26443" calcext:value-type="float">
            <text:p>26443</text:p>
          </table:table-cell>
          <table:table-cell table:formula="of:=[.B28]-[.B29]" office:value-type="float" office:value="3319" calcext:value-type="float">
            <text:p>3319</text:p>
          </table:table-cell>
          <table:table-cell table:number-columns-repeated="2"/>
        </table:table-row>
      </table:table>
      <table:table table:name="SiO2_Air_Pore_0p75_H20_0p01" table:style-name="ta1">
        <table:shapes>
          <draw:frame draw:z-index="0" draw:style-name="gr1" draw:text-style-name="P1" svg:width="160.2mm" svg:height="90.04mm" svg:x="20.06mm" svg:y="133.35mm">
            <draw:object draw:notify-on-update-of-ranges="SiO2_Air_Pore_0p75_H20_0p01.A2:SiO2_Air_Pore_0p75_H20_0p01.A27 SiO2_Air_Pore_0p75_H20_0p01.B2:SiO2_Air_Pore_0p75_H20_0p0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81" calcext:value-type="float">
            <text:p>25818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270" calcext:value-type="float">
            <text:p>238270</text:p>
          </table:table-cell>
          <table:table-cell table:formula="of:=[.B2]-[.B3]" office:value-type="float" office:value="19911" calcext:value-type="float">
            <text:p>19911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216648" calcext:value-type="float">
            <text:p>216648</text:p>
          </table:table-cell>
          <table:table-cell table:formula="of:=[.B3]-[.B4]" office:value-type="float" office:value="21622" calcext:value-type="float">
            <text:p>2162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137" calcext:value-type="float">
            <text:p>210137</text:p>
          </table:table-cell>
          <table:table-cell table:formula="of:=[.B4]-[.B5]"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99615" calcext:value-type="float">
            <text:p>199615</text:p>
          </table:table-cell>
          <table:table-cell table:formula="of:=[.B5]-[.B6]"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82822" calcext:value-type="float">
            <text:p>182822</text:p>
          </table:table-cell>
          <table:table-cell table:formula="of:=[.B6]-[.B7]" office:value-type="float" office:value="16793" calcext:value-type="float">
            <text:p>16793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68218" calcext:value-type="float">
            <text:p>168218</text:p>
          </table:table-cell>
          <table:table-cell table:formula="of:=[.B7]-[.B8]" office:value-type="float" office:value="14604" calcext:value-type="float">
            <text:p>14604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53517" calcext:value-type="float">
            <text:p>153517</text:p>
          </table:table-cell>
          <table:table-cell table:formula="of:=[.B8]-[.B9]" office:value-type="float" office:value="14701" calcext:value-type="float">
            <text:p>14701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139284" calcext:value-type="float">
            <text:p>139284</text:p>
          </table:table-cell>
          <table:table-cell table:formula="of:=[.B9]-[.B10]" office:value-type="float" office:value="14233" calcext:value-type="float">
            <text:p>14233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125988" calcext:value-type="float">
            <text:p>125988</text:p>
          </table:table-cell>
          <table:table-cell table:formula="of:=[.B10]-[.B11]" office:value-type="float" office:value="13296" calcext:value-type="float">
            <text:p>13296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13821" calcext:value-type="float">
            <text:p>113821</text:p>
          </table:table-cell>
          <table:table-cell table:formula="of:=[.B11]-[.B12]" office:value-type="float" office:value="12167" calcext:value-type="float">
            <text:p>12167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02680" calcext:value-type="float">
            <text:p>102680</text:p>
          </table:table-cell>
          <table:table-cell table:formula="of:=[.B12]-[.B13]" office:value-type="float" office:value="11141" calcext:value-type="float">
            <text:p>11141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92598" calcext:value-type="float">
            <text:p>92598</text:p>
          </table:table-cell>
          <table:table-cell table:formula="of:=[.B13]-[.B14]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83756" calcext:value-type="float">
            <text:p>83756</text:p>
          </table:table-cell>
          <table:table-cell table:formula="of:=[.B14]-[.B15]"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74672" calcext:value-type="float">
            <text:p>74672</text:p>
          </table:table-cell>
          <table:table-cell table:formula="of:=[.B15]-[.B16]"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67629" calcext:value-type="float">
            <text:p>67629</text:p>
          </table:table-cell>
          <table:table-cell table:formula="of:=[.B16]-[.B17]"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60246" calcext:value-type="float">
            <text:p>60246</text:p>
          </table:table-cell>
          <table:table-cell table:formula="of:=[.B17]-[.B18]"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54034" calcext:value-type="float">
            <text:p>54034</text:p>
          </table:table-cell>
          <table:table-cell table:formula="of:=[.B18]-[.B19]"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48142" calcext:value-type="float">
            <text:p>48142</text:p>
          </table:table-cell>
          <table:table-cell table:formula="of:=[.B19]-[.B20]"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43052" calcext:value-type="float">
            <text:p>43052</text:p>
          </table:table-cell>
          <table:table-cell table:formula="of:=[.B20]-[.B21]"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38487" calcext:value-type="float">
            <text:p>38487</text:p>
          </table:table-cell>
          <table:table-cell table:formula="of:=[.B21]-[.B22]"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4357" calcext:value-type="float">
            <text:p>34357</text:p>
          </table:table-cell>
          <table:table-cell table:formula="of:=[.B22]-[.B23]"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30681" calcext:value-type="float">
            <text:p>30681</text:p>
          </table:table-cell>
          <table:table-cell table:formula="of:=[.B23]-[.B24]"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7206" calcext:value-type="float">
            <text:p>27206</text:p>
          </table:table-cell>
          <table:table-cell table:formula="of:=[.B24]-[.B25]"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24107" calcext:value-type="float">
            <text:p>24107</text:p>
          </table:table-cell>
          <table:table-cell table:formula="of:=[.B25]-[.B26]"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1508" calcext:value-type="float">
            <text:p>21508</text:p>
          </table:table-cell>
          <table:table-cell table:formula="of:=[.B26]-[.B27]"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02" table:style-name="ta1">
        <table:shapes>
          <draw:frame draw:z-index="0" draw:style-name="gr1" draw:text-style-name="P1" svg:width="160.2mm" svg:height="90.04mm" svg:x="7.69mm" svg:y="126.44mm">
            <draw:object draw:notify-on-update-of-ranges="SiO2_Air_Pore_0p75_H20_0p02.A2:SiO2_Air_Pore_0p75_H20_0p02.A27 SiO2_Air_Pore_0p75_H20_0p02.B2:SiO2_Air_Pore_0p75_H20_0p02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607" calcext:value-type="float">
            <text:p>2576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7326" calcext:value-type="float">
            <text:p>237326</text:p>
          </table:table-cell>
          <table:table-cell table:formula="of:=[.B2]-[.B3]" office:value-type="float" office:value="20281" calcext:value-type="float">
            <text:p>20281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214482" calcext:value-type="float">
            <text:p>214482</text:p>
          </table:table-cell>
          <table:table-cell table:formula="of:=[.B3]-[.B4]" office:value-type="float" office:value="22844" calcext:value-type="float">
            <text:p>2284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5974" calcext:value-type="float">
            <text:p>205974</text:p>
          </table:table-cell>
          <table:table-cell table:formula="of:=[.B4]-[.B5]"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95007" calcext:value-type="float">
            <text:p>195007</text:p>
          </table:table-cell>
          <table:table-cell table:formula="of:=[.B5]-[.B6]" office:value-type="float" office:value="10967" calcext:value-type="float">
            <text:p>10967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76806" calcext:value-type="float">
            <text:p>176806</text:p>
          </table:table-cell>
          <table:table-cell table:formula="of:=[.B6]-[.B7]" office:value-type="float" office:value="18201" calcext:value-type="float">
            <text:p>18201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60123" calcext:value-type="float">
            <text:p>160123</text:p>
          </table:table-cell>
          <table:table-cell table:formula="of:=[.B7]-[.B8]" office:value-type="float" office:value="16683" calcext:value-type="float">
            <text:p>16683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44558" calcext:value-type="float">
            <text:p>144558</text:p>
          </table:table-cell>
          <table:table-cell table:formula="of:=[.B8]-[.B9]" office:value-type="float" office:value="15565" calcext:value-type="float">
            <text:p>15565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130637" calcext:value-type="float">
            <text:p>130637</text:p>
          </table:table-cell>
          <table:table-cell table:formula="of:=[.B9]-[.B10]" office:value-type="float" office:value="13921" calcext:value-type="float">
            <text:p>13921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117836" calcext:value-type="float">
            <text:p>117836</text:p>
          </table:table-cell>
          <table:table-cell table:formula="of:=[.B10]-[.B11]" office:value-type="float" office:value="12801" calcext:value-type="float">
            <text:p>1280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06148" calcext:value-type="float">
            <text:p>106148</text:p>
          </table:table-cell>
          <table:table-cell table:formula="of:=[.B11]-[.B12]" office:value-type="float" office:value="11688" calcext:value-type="float">
            <text:p>11688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94971" calcext:value-type="float">
            <text:p>94971</text:p>
          </table:table-cell>
          <table:table-cell table:formula="of:=[.B12]-[.B13]" office:value-type="float" office:value="11177" calcext:value-type="float">
            <text:p>11177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85471" calcext:value-type="float">
            <text:p>85471</text:p>
          </table:table-cell>
          <table:table-cell table:formula="of:=[.B13]-[.B14]"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76424" calcext:value-type="float">
            <text:p>76424</text:p>
          </table:table-cell>
          <table:table-cell table:formula="of:=[.B14]-[.B15]"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68780" calcext:value-type="float">
            <text:p>68780</text:p>
          </table:table-cell>
          <table:table-cell table:formula="of:=[.B15]-[.B16]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61140" calcext:value-type="float">
            <text:p>61140</text:p>
          </table:table-cell>
          <table:table-cell table:formula="of:=[.B16]-[.B17]"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54791" calcext:value-type="float">
            <text:p>54791</text:p>
          </table:table-cell>
          <table:table-cell table:formula="of:=[.B17]-[.B18]"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48981" calcext:value-type="float">
            <text:p>48981</text:p>
          </table:table-cell>
          <table:table-cell table:formula="of:=[.B18]-[.B19]"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43694" calcext:value-type="float">
            <text:p>43694</text:p>
          </table:table-cell>
          <table:table-cell table:formula="of:=[.B19]-[.B21]"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38632" calcext:value-type="float">
            <text:p>38632</text:p>
          </table:table-cell>
          <table:table-cell table:formula="of:=[.B20]-[.B22]"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34419" calcext:value-type="float">
            <text:p>34419</text:p>
          </table:table-cell>
          <table:table-cell table:formula="of:=[.B21]-[.B23]"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0637" calcext:value-type="float">
            <text:p>30637</text:p>
          </table:table-cell>
          <table:table-cell table:formula="of:=[.B22]-[.B23]"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7757" calcext:value-type="float">
            <text:p>27757</text:p>
          </table:table-cell>
          <table:table-cell table:formula="of:=[.B23]-[.B24]"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4478" calcext:value-type="float">
            <text:p>24478</text:p>
          </table:table-cell>
          <table:table-cell table:formula="of:=[.B24]-[.B25]"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21767" calcext:value-type="float">
            <text:p>21767</text:p>
          </table:table-cell>
          <table:table-cell table:formula="of:=[.B25]-[.B26]"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9077" calcext:value-type="float">
            <text:p>19077</text:p>
          </table:table-cell>
          <table:table-cell table:formula="of:=[.B26]-[.B27]" office:value-type="float" office:value="2690" calcext:value-type="float">
            <text:p>269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05" table:style-name="ta1">
        <table:shapes>
          <draw:frame draw:z-index="0" draw:style-name="gr1" draw:text-style-name="P1" svg:width="160.2mm" svg:height="90.05mm" svg:x="24.18mm" svg:y="128.03mm">
            <draw:object draw:notify-on-update-of-ranges="SiO2_Air_Pore_0p75_H20_0p05.A2:SiO2_Air_Pore_0p75_H20_0p05.A27 SiO2_Air_Pore_0p75_H20_0p05.B2:SiO2_Air_Pore_0p75_H20_0p05.B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020" calcext:value-type="float">
            <text:p>25602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4031" calcext:value-type="float">
            <text:p>234031</text:p>
          </table:table-cell>
          <table:table-cell table:formula="of:=[.B2]-[.B3]" office:value-type="float" office:value="21989" calcext:value-type="float">
            <text:p>21989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206183" calcext:value-type="float">
            <text:p>206183</text:p>
          </table:table-cell>
          <table:table-cell table:formula="of:=[.B3]-[.B4]" office:value-type="float" office:value="27848" calcext:value-type="float">
            <text:p>2784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6208" calcext:value-type="float">
            <text:p>196208</text:p>
          </table:table-cell>
          <table:table-cell table:formula="of:=[.B4]-[.B5]"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83099" calcext:value-type="float">
            <text:p>183099</text:p>
          </table:table-cell>
          <table:table-cell table:formula="of:=[.B5]-[.B6]" office:value-type="float" office:value="13109" calcext:value-type="float">
            <text:p>13109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63288" calcext:value-type="float">
            <text:p>163288</text:p>
          </table:table-cell>
          <table:table-cell table:formula="of:=[.B6]-[.B7]" office:value-type="float" office:value="19811" calcext:value-type="float">
            <text:p>19811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45670" calcext:value-type="float">
            <text:p>145670</text:p>
          </table:table-cell>
          <table:table-cell table:formula="of:=[.B7]-[.B8]" office:value-type="float" office:value="17618" calcext:value-type="float">
            <text:p>17618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30332" calcext:value-type="float">
            <text:p>130332</text:p>
          </table:table-cell>
          <table:table-cell table:formula="of:=[.B8]-[.B9]" office:value-type="float" office:value="15338" calcext:value-type="float">
            <text:p>15338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115968" calcext:value-type="float">
            <text:p>115968</text:p>
          </table:table-cell>
          <table:table-cell table:formula="of:=[.B9]-[.B10]" office:value-type="float" office:value="14364" calcext:value-type="float">
            <text:p>1436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103992" calcext:value-type="float">
            <text:p>103992</text:p>
          </table:table-cell>
          <table:table-cell table:formula="of:=[.B10]-[.B11]" office:value-type="float" office:value="11976" calcext:value-type="float">
            <text:p>11976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92694" calcext:value-type="float">
            <text:p>92694</text:p>
          </table:table-cell>
          <table:table-cell table:formula="of:=[.B11]-[.B12]" office:value-type="float" office:value="11298" calcext:value-type="float">
            <text:p>11298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82545" calcext:value-type="float">
            <text:p>82545</text:p>
          </table:table-cell>
          <table:table-cell table:formula="of:=[.B12]-[.B13]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73818" calcext:value-type="float">
            <text:p>73818</text:p>
          </table:table-cell>
          <table:table-cell table:formula="of:=[.B13]-[.B14]"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65537" calcext:value-type="float">
            <text:p>65537</text:p>
          </table:table-cell>
          <table:table-cell table:formula="of:=[.B14]-[.B15]"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57810" calcext:value-type="float">
            <text:p>57810</text:p>
          </table:table-cell>
          <table:table-cell table:formula="of:=[.B15]-[.B16]"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51718" calcext:value-type="float">
            <text:p>51718</text:p>
          </table:table-cell>
          <table:table-cell table:formula="of:=[.B16]-[.B17]"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45735" calcext:value-type="float">
            <text:p>45735</text:p>
          </table:table-cell>
          <table:table-cell table:formula="of:=[.B17]-[.B18]"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40640" calcext:value-type="float">
            <text:p>40640</text:p>
          </table:table-cell>
          <table:table-cell table:formula="of:=[.B18]-[.B19]"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35638" calcext:value-type="float">
            <text:p>35638</text:p>
          </table:table-cell>
          <table:table-cell table:formula="of:=[.B19]-[.B20]"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31869" calcext:value-type="float">
            <text:p>31869</text:p>
          </table:table-cell>
          <table:table-cell table:formula="of:=[.B20]-[.B21]"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8062" calcext:value-type="float">
            <text:p>28062</text:p>
          </table:table-cell>
          <table:table-cell table:formula="of:=[.B21]-[.B22]"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24963" calcext:value-type="float">
            <text:p>24963</text:p>
          </table:table-cell>
          <table:table-cell table:formula="of:=[.B22]-[.B23]"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1945" calcext:value-type="float">
            <text:p>21945</text:p>
          </table:table-cell>
          <table:table-cell table:formula="of:=[.B23]-[.B24]"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9122" calcext:value-type="float">
            <text:p>19122</text:p>
          </table:table-cell>
          <table:table-cell table:formula="of:=[.B24]-[.B25]"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6832" calcext:value-type="float">
            <text:p>16832</text:p>
          </table:table-cell>
          <table:table-cell table:formula="of:=[.B25]-[.B26]"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4982" calcext:value-type="float">
            <text:p>14982</text:p>
          </table:table-cell>
          <table:table-cell table:formula="of:=[.B26]-[.B27]"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1" table:style-name="ta1">
        <table:shapes>
          <draw:frame draw:z-index="0" draw:style-name="gr1" draw:text-style-name="P1" svg:width="160.2mm" svg:height="90.04mm" svg:x="6.87mm" svg:y="132.02mm">
            <draw:object draw:notify-on-update-of-ranges="SiO2_Air_Pore_0p75_H20_0p1.A2:SiO2_Air_Pore_0p75_H20_0p1.A27 SiO2_Air_Pore_0p75_H20_0p1.B2:SiO2_Air_Pore_0p75_H20_0p1.B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786" calcext:value-type="float">
            <text:p>25278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235" calcext:value-type="float">
            <text:p>227235</text:p>
          </table:table-cell>
          <table:table-cell table:formula="of:=[.B2]-[.B3]" office:value-type="float" office:value="25551" calcext:value-type="float">
            <text:p>25551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94010" calcext:value-type="float">
            <text:p>194010</text:p>
          </table:table-cell>
          <table:table-cell table:formula="of:=[.B3]-[.B4]" office:value-type="float" office:value="33225" calcext:value-type="float">
            <text:p>332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911" calcext:value-type="float">
            <text:p>182911</text:p>
          </table:table-cell>
          <table:table-cell table:formula="of:=[.B4]-[.B5]" office:value-type="float" office:value="11099" calcext:value-type="float">
            <text:p>11099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68968" calcext:value-type="float">
            <text:p>168968</text:p>
          </table:table-cell>
          <table:table-cell table:formula="of:=[.B5]-[.B6]" office:value-type="float" office:value="13943" calcext:value-type="float">
            <text:p>13943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48633" calcext:value-type="float">
            <text:p>148633</text:p>
          </table:table-cell>
          <table:table-cell table:formula="of:=[.B6]-[.B7]" office:value-type="float" office:value="20335" calcext:value-type="float">
            <text:p>20335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31357" calcext:value-type="float">
            <text:p>131357</text:p>
          </table:table-cell>
          <table:table-cell table:formula="of:=[.B7]-[.B8]" office:value-type="float" office:value="17276" calcext:value-type="float">
            <text:p>17276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16256" calcext:value-type="float">
            <text:p>116256</text:p>
          </table:table-cell>
          <table:table-cell table:formula="of:=[.B8]-[.B9]" office:value-type="float" office:value="15101" calcext:value-type="float">
            <text:p>15101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103120" calcext:value-type="float">
            <text:p>103120</text:p>
          </table:table-cell>
          <table:table-cell table:formula="of:=[.B9]-[.B10]" office:value-type="float" office:value="13136" calcext:value-type="float">
            <text:p>13136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90937" calcext:value-type="float">
            <text:p>90937</text:p>
          </table:table-cell>
          <table:table-cell table:formula="of:=[.B10]-[.B11]" office:value-type="float" office:value="12183" calcext:value-type="float">
            <text:p>12183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79761" calcext:value-type="float">
            <text:p>79761</text:p>
          </table:table-cell>
          <table:table-cell table:formula="of:=[.B11]-[.B12]" office:value-type="float" office:value="11176" calcext:value-type="float">
            <text:p>11176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71083" calcext:value-type="float">
            <text:p>71083</text:p>
          </table:table-cell>
          <table:table-cell table:formula="of:=[.B12]-[.B13]"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62435" calcext:value-type="float">
            <text:p>62435</text:p>
          </table:table-cell>
          <table:table-cell table:formula="of:=[.B13]-[.B14]"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54283" calcext:value-type="float">
            <text:p>54283</text:p>
          </table:table-cell>
          <table:table-cell table:formula="of:=[.B14]-[.B15]"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48324" calcext:value-type="float">
            <text:p>48324</text:p>
          </table:table-cell>
          <table:table-cell table:formula="of:=[.B15]-[.B16]"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42283" calcext:value-type="float">
            <text:p>42283</text:p>
          </table:table-cell>
          <table:table-cell table:formula="of:=[.B16]-[.B17]"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37095" calcext:value-type="float">
            <text:p>37095</text:p>
          </table:table-cell>
          <table:table-cell table:formula="of:=[.B17]-[.B18]"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32418" calcext:value-type="float">
            <text:p>32418</text:p>
          </table:table-cell>
          <table:table-cell table:formula="of:=[.B18]-[.B19]"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28750" calcext:value-type="float">
            <text:p>28750</text:p>
          </table:table-cell>
          <table:table-cell table:formula="of:=[.B19]-[.B20]"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24898" calcext:value-type="float">
            <text:p>24898</text:p>
          </table:table-cell>
          <table:table-cell table:formula="of:=[.B20]-[.B21]"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1619" calcext:value-type="float">
            <text:p>21619</text:p>
          </table:table-cell>
          <table:table-cell table:formula="of:=[.B21]-[.B22]"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9022" calcext:value-type="float">
            <text:p>19022</text:p>
          </table:table-cell>
          <table:table-cell table:formula="of:=[.B22]-[.B23]"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6455" calcext:value-type="float">
            <text:p>16455</text:p>
          </table:table-cell>
          <table:table-cell table:formula="of:=[.B23]-[.B24]"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4374" calcext:value-type="float">
            <text:p>14374</text:p>
          </table:table-cell>
          <table:table-cell table:formula="of:=[.B24]-[.B25]"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2651" calcext:value-type="float">
            <text:p>12651</text:p>
          </table:table-cell>
          <table:table-cell table:formula="of:=[.B25]-[.B26]"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0946" calcext:value-type="float">
            <text:p>10946</text:p>
          </table:table-cell>
          <table:table-cell table:formula="of:=[.B26]-[.B27]"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2" table:style-name="ta1">
        <table:shapes>
          <draw:frame draw:z-index="0" draw:style-name="gr1" draw:text-style-name="P1" svg:width="159.99mm" svg:height="89.99mm" svg:x="11.11mm" svg:y="125.84mm">
            <draw:object draw:notify-on-update-of-ranges="SiO2_Air_Pore_0p75_H20_0p2.A2:SiO2_Air_Pore_0p75_H20_0p2.A27 SiO2_Air_Pore_0p75_H20_0p2.B2:SiO2_Air_Pore_0p75_H20_0p2.B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480" calcext:value-type="float">
            <text:p>24648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596" calcext:value-type="float">
            <text:p>212596</text:p>
          </table:table-cell>
          <table:table-cell table:formula="of:=[.B2]-[.B3]" office:value-type="float" office:value="33884" calcext:value-type="float">
            <text:p>33884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76776" calcext:value-type="float">
            <text:p>176776</text:p>
          </table:table-cell>
          <table:table-cell table:formula="of:=[.B3]-[.B4]" office:value-type="float" office:value="35820" calcext:value-type="float">
            <text:p>3582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6060" calcext:value-type="float">
            <text:p>166060</text:p>
          </table:table-cell>
          <table:table-cell table:formula="of:=[.B4]-[.B5]" office:value-type="float" office:value="10716" calcext:value-type="float">
            <text:p>10716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51813" calcext:value-type="float">
            <text:p>151813</text:p>
          </table:table-cell>
          <table:table-cell table:formula="of:=[.B5]-[.B6]" office:value-type="float" office:value="14247" calcext:value-type="float">
            <text:p>14247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31195" calcext:value-type="float">
            <text:p>131195</text:p>
          </table:table-cell>
          <table:table-cell table:formula="of:=[.B6]-[.B7]" office:value-type="float" office:value="20618" calcext:value-type="float">
            <text:p>20618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14017" calcext:value-type="float">
            <text:p>114017</text:p>
          </table:table-cell>
          <table:table-cell table:formula="of:=[.B7]-[.B8]" office:value-type="float" office:value="17178" calcext:value-type="float">
            <text:p>17178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98843" calcext:value-type="float">
            <text:p>98843</text:p>
          </table:table-cell>
          <table:table-cell table:formula="of:=[.B8]-[.B9]" office:value-type="float" office:value="15174" calcext:value-type="float">
            <text:p>15174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85649" calcext:value-type="float">
            <text:p>85649</text:p>
          </table:table-cell>
          <table:table-cell table:formula="of:=[.B9]-[.B10]" office:value-type="float" office:value="13194" calcext:value-type="float">
            <text:p>1319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73958" calcext:value-type="float">
            <text:p>73958</text:p>
          </table:table-cell>
          <table:table-cell table:formula="of:=[.B10]-[.B11]" office:value-type="float" office:value="11691" calcext:value-type="float">
            <text:p>1169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64027" calcext:value-type="float">
            <text:p>64027</text:p>
          </table:table-cell>
          <table:table-cell table:formula="of:=[.B11]-[.B12]"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55606" calcext:value-type="float">
            <text:p>55606</text:p>
          </table:table-cell>
          <table:table-cell table:formula="of:=[.B12]-[.B13]"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47514" calcext:value-type="float">
            <text:p>47514</text:p>
          </table:table-cell>
          <table:table-cell table:formula="of:=[.B13]-[.B14]"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41179" calcext:value-type="float">
            <text:p>41179</text:p>
          </table:table-cell>
          <table:table-cell table:formula="of:=[.B14]-[.B15]"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35100" calcext:value-type="float">
            <text:p>35100</text:p>
          </table:table-cell>
          <table:table-cell table:formula="of:=[.B15]-[.B16]"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30198" calcext:value-type="float">
            <text:p>30198</text:p>
          </table:table-cell>
          <table:table-cell table:formula="of:=[.B16]-[.B17]"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25787" calcext:value-type="float">
            <text:p>25787</text:p>
          </table:table-cell>
          <table:table-cell table:formula="of:=[.B17]-[.B18]"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22328" calcext:value-type="float">
            <text:p>22328</text:p>
          </table:table-cell>
          <table:table-cell table:formula="of:=[.B18]-[.B19]"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8974" calcext:value-type="float">
            <text:p>18974</text:p>
          </table:table-cell>
          <table:table-cell table:formula="of:=[.B19]-[.B20]"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6168" calcext:value-type="float">
            <text:p>16168</text:p>
          </table:table-cell>
          <table:table-cell table:formula="of:=[.B20]-[.B21]"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4077" calcext:value-type="float">
            <text:p>14077</text:p>
          </table:table-cell>
          <table:table-cell table:formula="of:=[.B21]-[.B22]"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1751" calcext:value-type="float">
            <text:p>11751</text:p>
          </table:table-cell>
          <table:table-cell table:formula="of:=[.B22]-[.B23]"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0067" calcext:value-type="float">
            <text:p>10067</text:p>
          </table:table-cell>
          <table:table-cell table:formula="of:=[.B23]-[.B24]"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8471" calcext:value-type="float">
            <text:p>8471</text:p>
          </table:table-cell>
          <table:table-cell table:formula="of:=[.B24]-[.B22]" office:value-type="float" office:value="-4010" calcext:value-type="float">
            <text:p>-4010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7280" calcext:value-type="float">
            <text:p>7280</text:p>
          </table:table-cell>
          <table:table-cell table:formula="of:=[.B22]-[.B26]"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6321" calcext:value-type="float">
            <text:p>6321</text:p>
          </table:table-cell>
          <table:table-cell table:formula="of:=[.B26]-[.B27]"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3" table:style-name="ta1">
        <table:shapes>
          <draw:frame draw:z-index="0" draw:style-name="gr1" draw:text-style-name="P1" svg:width="160.2mm" svg:height="90.05mm" svg:x="4.95mm" svg:y="125.64mm">
            <draw:object draw:notify-on-update-of-ranges="SiO2_Air_Pore_0p75_H20_0p3.A2:SiO2_Air_Pore_0p75_H20_0p3.A27 SiO2_Air_Pore_0p75_H20_0p3.B2:SiO2_Air_Pore_0p75_H20_0p3.B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48" calcext:value-type="float">
            <text:p>24004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54" calcext:value-type="float">
            <text:p>201754</text:p>
          </table:table-cell>
          <table:table-cell table:formula="of:=[.B2]-[.B3]" office:value-type="float" office:value="38294" calcext:value-type="float">
            <text:p>38294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65459" calcext:value-type="float">
            <text:p>165459</text:p>
          </table:table-cell>
          <table:table-cell table:formula="of:=[.B3]-[.B4]" office:value-type="float" office:value="36295" calcext:value-type="float">
            <text:p>3629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4329" calcext:value-type="float">
            <text:p>154329</text:p>
          </table:table-cell>
          <table:table-cell table:formula="of:=[.B4]-[.B5]" office:value-type="float" office:value="11130" calcext:value-type="float">
            <text:p>11130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39611" calcext:value-type="float">
            <text:p>139611</text:p>
          </table:table-cell>
          <table:table-cell table:formula="of:=[.B5]-[.B6]" office:value-type="float" office:value="14718" calcext:value-type="float">
            <text:p>14718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19488" calcext:value-type="float">
            <text:p>119488</text:p>
          </table:table-cell>
          <table:table-cell table:formula="of:=[.B6]-[.B7]" office:value-type="float" office:value="20123" calcext:value-type="float">
            <text:p>20123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01136" calcext:value-type="float">
            <text:p>101136</text:p>
          </table:table-cell>
          <table:table-cell table:formula="of:=[.B7]-[.B8]" office:value-type="float" office:value="18352" calcext:value-type="float">
            <text:p>18352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85958" calcext:value-type="float">
            <text:p>85958</text:p>
          </table:table-cell>
          <table:table-cell table:formula="of:=[.B8]-[.B9]" office:value-type="float" office:value="15178" calcext:value-type="float">
            <text:p>15178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72896" calcext:value-type="float">
            <text:p>72896</text:p>
          </table:table-cell>
          <table:table-cell table:formula="of:=[.B9]-[.B10]" office:value-type="float" office:value="13062" calcext:value-type="float">
            <text:p>13062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61767" calcext:value-type="float">
            <text:p>61767</text:p>
          </table:table-cell>
          <table:table-cell table:formula="of:=[.B10]-[.B11]" office:value-type="float" office:value="11129" calcext:value-type="float">
            <text:p>11129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52161" calcext:value-type="float">
            <text:p>52161</text:p>
          </table:table-cell>
          <table:table-cell table:formula="of:=[.B11]-[.B12]"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44383" calcext:value-type="float">
            <text:p>44383</text:p>
          </table:table-cell>
          <table:table-cell table:formula="of:=[.B12]-[.B13]"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37284" calcext:value-type="float">
            <text:p>37284</text:p>
          </table:table-cell>
          <table:table-cell table:formula="of:=[.B13]-[.B14]"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31249" calcext:value-type="float">
            <text:p>31249</text:p>
          </table:table-cell>
          <table:table-cell table:formula="of:=[.B14]-[.B15]"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26225" calcext:value-type="float">
            <text:p>26225</text:p>
          </table:table-cell>
          <table:table-cell table:formula="of:=[.B15]-[.B16]"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22299" calcext:value-type="float">
            <text:p>22299</text:p>
          </table:table-cell>
          <table:table-cell table:formula="of:=[.B16]-[.B17]"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8426" calcext:value-type="float">
            <text:p>18426</text:p>
          </table:table-cell>
          <table:table-cell table:formula="of:=[.B17]-[.B18]"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5692" calcext:value-type="float">
            <text:p>15692</text:p>
          </table:table-cell>
          <table:table-cell table:formula="of:=[.B18]-[.B19]"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2890" calcext:value-type="float">
            <text:p>12890</text:p>
          </table:table-cell>
          <table:table-cell table:formula="of:=[.B19]-[.B20]"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0973" calcext:value-type="float">
            <text:p>10973</text:p>
          </table:table-cell>
          <table:table-cell table:formula="of:=[.B20]-[.B21]"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9142" calcext:value-type="float">
            <text:p>9142</text:p>
          </table:table-cell>
          <table:table-cell table:formula="of:=[.B21]-[.B22]"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7636" calcext:value-type="float">
            <text:p>7636</text:p>
          </table:table-cell>
          <table:table-cell table:formula="of:=[.B22]-[.B23]"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6301" calcext:value-type="float">
            <text:p>6301</text:p>
          </table:table-cell>
          <table:table-cell table:formula="of:=[.B23]-[.B24]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5223" calcext:value-type="float">
            <text:p>5223</text:p>
          </table:table-cell>
          <table:table-cell table:formula="of:=[.B24]-[.B25]"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4401" calcext:value-type="float">
            <text:p>4401</text:p>
          </table:table-cell>
          <table:table-cell table:formula="of:=[.B25]-[.B26]"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627" calcext:value-type="float">
            <text:p>3627</text:p>
          </table:table-cell>
          <table:table-cell table:formula="of:=[.B26]-[.B27]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4" table:style-name="ta1">
        <table:shapes>
          <draw:frame draw:z-index="0" draw:style-name="gr1" draw:text-style-name="P1" svg:width="160.2mm" svg:height="90.05mm" svg:x="9.34mm" svg:y="125.11mm">
            <draw:object draw:notify-on-update-of-ranges="SiO2_Air_Pore_0p75_H20_0p4.A2:SiO2_Air_Pore_0p75_H20_0p4.A27 SiO2_Air_Pore_0p75_H20_0p4.B2:SiO2_Air_Pore_0p75_H20_0p4.B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586" calcext:value-type="float">
            <text:p>23358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2741" calcext:value-type="float">
            <text:p>192741</text:p>
          </table:table-cell>
          <table:table-cell table:formula="of:=[.B2]-[.B3]" office:value-type="float" office:value="40845" calcext:value-type="float">
            <text:p>40845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56688" calcext:value-type="float">
            <text:p>156688</text:p>
          </table:table-cell>
          <table:table-cell table:formula="of:=[.B3]-[.B4]" office:value-type="float" office:value="36053" calcext:value-type="float">
            <text:p>3605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235" calcext:value-type="float">
            <text:p>145235</text:p>
          </table:table-cell>
          <table:table-cell table:formula="of:=[.B4]-[.B5]" office:value-type="float" office:value="11453" calcext:value-type="float">
            <text:p>11453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30525" calcext:value-type="float">
            <text:p>130525</text:p>
          </table:table-cell>
          <table:table-cell table:formula="of:=[.B5]-[.B6]" office:value-type="float" office:value="14710" calcext:value-type="float">
            <text:p>14710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08802" calcext:value-type="float">
            <text:p>108802</text:p>
          </table:table-cell>
          <table:table-cell table:formula="of:=[.B6]-[.B7]" office:value-type="float" office:value="21723" calcext:value-type="float">
            <text:p>21723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90766" calcext:value-type="float">
            <text:p>90766</text:p>
          </table:table-cell>
          <table:table-cell table:formula="of:=[.B7]-[.B8]" office:value-type="float" office:value="18036" calcext:value-type="float">
            <text:p>18036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75482" calcext:value-type="float">
            <text:p>75482</text:p>
          </table:table-cell>
          <table:table-cell table:formula="of:=[.B8]-[.B9]" office:value-type="float" office:value="15284" calcext:value-type="float">
            <text:p>15284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62588" calcext:value-type="float">
            <text:p>62588</text:p>
          </table:table-cell>
          <table:table-cell table:formula="of:=[.B9]-[.B10]" office:value-type="float" office:value="12894" calcext:value-type="float">
            <text:p>1289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52125" calcext:value-type="float">
            <text:p>52125</text:p>
          </table:table-cell>
          <table:table-cell table:formula="of:=[.B10]-[.B11]"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42985" calcext:value-type="float">
            <text:p>42985</text:p>
          </table:table-cell>
          <table:table-cell table:formula="of:=[.B11]-[.B12]"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5501" calcext:value-type="float">
            <text:p>35501</text:p>
          </table:table-cell>
          <table:table-cell table:formula="of:=[.B12]-[.B13]"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9486" calcext:value-type="float">
            <text:p>29486</text:p>
          </table:table-cell>
          <table:table-cell table:formula="of:=[.B13]-[.B14]"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23878" calcext:value-type="float">
            <text:p>23878</text:p>
          </table:table-cell>
          <table:table-cell table:formula="of:=[.B14]-[.B15]"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9860" calcext:value-type="float">
            <text:p>19860</text:p>
          </table:table-cell>
          <table:table-cell table:formula="of:=[.B15]-[.B16]"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6478" calcext:value-type="float">
            <text:p>16478</text:p>
          </table:table-cell>
          <table:table-cell table:formula="of:=[.B16]-[.B17]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3177" calcext:value-type="float">
            <text:p>13177</text:p>
          </table:table-cell>
          <table:table-cell table:formula="of:=[.B17]-[.B18]"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0884" calcext:value-type="float">
            <text:p>10884</text:p>
          </table:table-cell>
          <table:table-cell table:formula="of:=[.B18]-[.B19]"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8860" calcext:value-type="float">
            <text:p>8860</text:p>
          </table:table-cell>
          <table:table-cell table:formula="of:=[.B19]-[.B20]"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7312" calcext:value-type="float">
            <text:p>7312</text:p>
          </table:table-cell>
          <table:table-cell table:formula="of:=[.B20]-[.B21]"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5912" calcext:value-type="float">
            <text:p>5912</text:p>
          </table:table-cell>
          <table:table-cell table:formula="of:=[.B21]-[.B22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4937" calcext:value-type="float">
            <text:p>4937</text:p>
          </table:table-cell>
          <table:table-cell table:formula="of:=[.B22]-[.B23]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3895" calcext:value-type="float">
            <text:p>3895</text:p>
          </table:table-cell>
          <table:table-cell table:formula="of:=[.B23]-[.B24]"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3164" calcext:value-type="float">
            <text:p>3164</text:p>
          </table:table-cell>
          <table:table-cell table:formula="of:=[.B24]-[.B25]"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2586" calcext:value-type="float">
            <text:p>2586</text:p>
          </table:table-cell>
          <table:table-cell table:formula="of:=[.B25]-[.B26]"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068" calcext:value-type="float">
            <text:p>2068</text:p>
          </table:table-cell>
          <table:table-cell table:formula="of:=[.B26]-[.B27]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75_H20_0p5" table:style-name="ta1">
        <table:shapes>
          <draw:frame draw:z-index="0" draw:style-name="gr1" draw:text-style-name="P1" svg:width="160.2mm" svg:height="90.05mm" svg:x="10.99mm" svg:y="126.17mm">
            <draw:object draw:notify-on-update-of-ranges="SiO2_Air_Pore_0p75_H20_0p5.A2:SiO2_Air_Pore_0p75_H20_0p5.A27 SiO2_Air_Pore_0p75_H20_0p5.B2:SiO2_Air_Pore_0p75_H20_0p5.B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180" calcext:value-type="float">
            <text:p>22718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904" calcext:value-type="float">
            <text:p>185904</text:p>
          </table:table-cell>
          <table:table-cell table:formula="of:=[.B2]-[.B3]" office:value-type="float" office:value="41276" calcext:value-type="float">
            <text:p>41276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49314" calcext:value-type="float">
            <text:p>149314</text:p>
          </table:table-cell>
          <table:table-cell table:formula="of:=[.B3]-[.B4]" office:value-type="float" office:value="36590" calcext:value-type="float">
            <text:p>3659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677" calcext:value-type="float">
            <text:p>137677</text:p>
          </table:table-cell>
          <table:table-cell table:formula="of:=[.B4]-[.B5]" office:value-type="float" office:value="11637" calcext:value-type="float">
            <text:p>11637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22041" calcext:value-type="float">
            <text:p>122041</text:p>
          </table:table-cell>
          <table:table-cell table:formula="of:=[.B5]-[.B6]" office:value-type="float" office:value="15636" calcext:value-type="float">
            <text:p>15636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00048" calcext:value-type="float">
            <text:p>100048</text:p>
          </table:table-cell>
          <table:table-cell table:formula="of:=[.B6]-[.B7]" office:value-type="float" office:value="21993" calcext:value-type="float">
            <text:p>21993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81613" calcext:value-type="float">
            <text:p>81613</text:p>
          </table:table-cell>
          <table:table-cell table:formula="of:=[.B7]-[.B8]" office:value-type="float" office:value="18435" calcext:value-type="float">
            <text:p>18435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66458" calcext:value-type="float">
            <text:p>66458</text:p>
          </table:table-cell>
          <table:table-cell table:formula="of:=[.B8]-[.B9]" office:value-type="float" office:value="15155" calcext:value-type="float">
            <text:p>15155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53814" calcext:value-type="float">
            <text:p>53814</text:p>
          </table:table-cell>
          <table:table-cell table:formula="of:=[.B9]-[.B10]" office:value-type="float" office:value="12644" calcext:value-type="float">
            <text:p>1264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4078" calcext:value-type="float">
            <text:p>44078</text:p>
          </table:table-cell>
          <table:table-cell table:formula="of:=[.B10]-[.B11]"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5324" calcext:value-type="float">
            <text:p>35324</text:p>
          </table:table-cell>
          <table:table-cell table:formula="of:=[.B11]-[.B12]"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8844" calcext:value-type="float">
            <text:p>28844</text:p>
          </table:table-cell>
          <table:table-cell table:formula="of:=[.B12]-[.B13]"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3100" calcext:value-type="float">
            <text:p>23100</text:p>
          </table:table-cell>
          <table:table-cell table:formula="of:=[.B13]-[.B14]"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8567" calcext:value-type="float">
            <text:p>18567</text:p>
          </table:table-cell>
          <table:table-cell table:formula="of:=[.B14]-[.B15]"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4961" calcext:value-type="float">
            <text:p>14961</text:p>
          </table:table-cell>
          <table:table-cell table:formula="of:=[.B15]-[.B16]"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1839" calcext:value-type="float">
            <text:p>11839</text:p>
          </table:table-cell>
          <table:table-cell table:formula="of:=[.B16]-[.B17]"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9715" calcext:value-type="float">
            <text:p>9715</text:p>
          </table:table-cell>
          <table:table-cell table:formula="of:=[.B17]-[.B18]"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7688" calcext:value-type="float">
            <text:p>7688</text:p>
          </table:table-cell>
          <table:table-cell table:formula="of:=[.B18]-[.B19]"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5978" calcext:value-type="float">
            <text:p>5978</text:p>
          </table:table-cell>
          <table:table-cell table:formula="of:=[.B19]-[.B20]"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4960" calcext:value-type="float">
            <text:p>4960</text:p>
          </table:table-cell>
          <table:table-cell table:formula="of:=[.B20]-[.B21]"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4070" calcext:value-type="float">
            <text:p>4070</text:p>
          </table:table-cell>
          <table:table-cell table:formula="of:=[.B21]-[.B22]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113" calcext:value-type="float">
            <text:p>3113</text:p>
          </table:table-cell>
          <table:table-cell table:formula="of:=[.B22]-[.B23]"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481" calcext:value-type="float">
            <text:p>2481</text:p>
          </table:table-cell>
          <table:table-cell table:formula="of:=[.B23]-[.B24]"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955" calcext:value-type="float">
            <text:p>1955</text:p>
          </table:table-cell>
          <table:table-cell table:formula="of:=[.B24]-[.B25]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605" calcext:value-type="float">
            <text:p>1605</text:p>
          </table:table-cell>
          <table:table-cell table:formula="of:=[.B25]-[.B26]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258" calcext:value-type="float">
            <text:p>1258</text:p>
          </table:table-cell>
          <table:table-cell table:formula="of:=[.B26]-[.B27]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6:21:08.95912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52:07.113197508</meta:creation-date>
    <meta:generator>LibreOffice/6.0.7.3$Linux_X86_64 LibreOffice_project/00m0$Build-3</meta:generator>
    <dc:date>2019-08-22T18:22:52.387889587</dc:date>
    <meta:editing-duration>P1DT13H46M56S</meta:editing-duration>
    <meta:editing-cycles>43</meta:editing-cycles>
    <meta:document-statistic meta:table-count="10" meta:cell-count="98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75_H20_0p0.A4:SiO2_Air_Pore_0p75_H20_0p0.B29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0.B4:SiO2_Air_Pore_0p75_H20_0p0.B29" chart:class="chart:scatter">
            <chart:domain table:cell-range-address="SiO2_Air_Pore_0p75_H20_0p0.A4:SiO2_Air_Pore_0p75_H20_0p0.A29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0.A4:SiO2_Air_Pore_0p75_H20_0p0.A29</svg:desc>
                </draw:g>
              </table:table-cell>
              <table:table-cell office:value-type="float" office:value="258946">
                <text:p>258946</text:p>
                <draw:g>
                  <svg:desc>SiO2_Air_Pore_0p75_H20_0p0.B4:SiO2_Air_Pore_0p75_H20_0p0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39495">
                <text:p>239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19211">
                <text:p>21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12547">
                <text:p>212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04325">
                <text:p>204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90942">
                <text:p>190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78147">
                <text:p>17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65974">
                <text:p>165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53690">
                <text:p>1536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41658">
                <text:p>14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28936">
                <text:p>128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18023">
                <text:p>118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107500">
                <text:p>10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97103">
                <text:p>97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88223">
                <text:p>88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78829">
                <text:p>78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71505">
                <text:p>7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64356">
                <text:p>64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57699">
                <text:p>57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51517">
                <text:p>51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46427">
                <text:p>46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41349">
                <text:p>41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7276">
                <text:p>37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33379">
                <text:p>3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9762">
                <text:p>29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6443">
                <text:p>26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iO2_Air_Pore_0p75_H20_0p01.A2:SiO2_Air_Pore_0p75_H20_0p01.B27" svg:x="0.32cm" svg:y="0.18cm" svg:width="13.118cm" svg:height="8.645cm">
          <chartooo:coordinate-region svg:x="1.682cm" svg:y="0.379cm" svg:width="11.4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01.B2:SiO2_Air_Pore_0p75_H20_0p01.B27" chart:class="chart:scatter">
            <chart:domain table:cell-range-address="SiO2_Air_Pore_0p75_H20_0p01.A2:SiO2_Air_Pore_0p75_H20_0p01.A27"/>
            <chart:data-point chart:repeated="3"/>
            <chart:data-point chart:style-name="ch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01.A2:SiO2_Air_Pore_0p75_H20_0p01.A27</svg:desc>
                </draw:g>
              </table:table-cell>
              <table:table-cell office:value-type="float" office:value="258181">
                <text:p>258181</text:p>
                <draw:g>
                  <svg:desc>SiO2_Air_Pore_0p75_H20_0p01.B2:SiO2_Air_Pore_0p75_H20_0p0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38270">
                <text:p>238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16648">
                <text:p>21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10137">
                <text:p>210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99615">
                <text:p>199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82822">
                <text:p>18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68218">
                <text:p>16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53517">
                <text:p>153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39284">
                <text:p>13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5988">
                <text:p>125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13821">
                <text:p>113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02680">
                <text:p>102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92598">
                <text:p>92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83756">
                <text:p>83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74672">
                <text:p>74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67629">
                <text:p>67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60246">
                <text:p>60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54034">
                <text:p>54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48142">
                <text:p>48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43052">
                <text:p>43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38487">
                <text:p>38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4357">
                <text:p>34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27206">
                <text:p>27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1508">
                <text:p>21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iO2_Air_Pore_0p75_H20_0p02.A2:SiO2_Air_Pore_0p75_H20_0p02.B27" svg:x="0.32cm" svg:y="0.18cm" svg:width="13.118cm" svg:height="8.645cm">
          <chartooo:coordinate-region svg:x="1.682cm" svg:y="0.379cm" svg:width="11.4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02.B2:SiO2_Air_Pore_0p75_H20_0p02.B27" chart:class="chart:scatter">
            <chart:domain table:cell-range-address="SiO2_Air_Pore_0p75_H20_0p02.A2:SiO2_Air_Pore_0p75_H20_0p02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02.A2:SiO2_Air_Pore_0p75_H20_0p02.A27</svg:desc>
                </draw:g>
              </table:table-cell>
              <table:table-cell office:value-type="float" office:value="257607">
                <text:p>257607</text:p>
                <draw:g>
                  <svg:desc>SiO2_Air_Pore_0p75_H20_0p02.B2:SiO2_Air_Pore_0p75_H20_0p0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37326">
                <text:p>237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14482">
                <text:p>214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05974">
                <text:p>205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95007">
                <text:p>195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76806">
                <text:p>17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60123">
                <text:p>160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44558">
                <text:p>144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30637">
                <text:p>130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17836">
                <text:p>117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06148">
                <text:p>106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94971">
                <text:p>94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85471">
                <text:p>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76424">
                <text:p>7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68780">
                <text:p>687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61140">
                <text:p>61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54791">
                <text:p>54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8981">
                <text:p>48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43694">
                <text:p>43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38632">
                <text:p>38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34419">
                <text:p>3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27757">
                <text:p>27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9077">
                <text:p>19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75_H20_0p05.A2:SiO2_Air_Pore_0p75_H20_0p05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05.B2:SiO2_Air_Pore_0p75_H20_0p05.B27" chart:class="chart:scatter">
            <chart:domain table:cell-range-address="SiO2_Air_Pore_0p75_H20_0p05.A2:SiO2_Air_Pore_0p75_H20_0p05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05.A2:SiO2_Air_Pore_0p75_H20_0p05.A27</svg:desc>
                </draw:g>
              </table:table-cell>
              <table:table-cell office:value-type="float" office:value="256020">
                <text:p>256020</text:p>
                <draw:g>
                  <svg:desc>SiO2_Air_Pore_0p75_H20_0p05.B2:SiO2_Air_Pore_0p75_H20_0p05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34031">
                <text:p>234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06183">
                <text:p>206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96208">
                <text:p>196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83099">
                <text:p>183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63288">
                <text:p>163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45670">
                <text:p>145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30332">
                <text:p>130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15968">
                <text:p>115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3992">
                <text:p>10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92694">
                <text:p>92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82545">
                <text:p>82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73818">
                <text:p>73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65537">
                <text:p>65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57810">
                <text:p>578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51718">
                <text:p>51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45735">
                <text:p>45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35638">
                <text:p>35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31869">
                <text:p>31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28062">
                <text:p>28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19122">
                <text:p>19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4982">
                <text:p>14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iO2_Air_Pore_0p75_H20_0p1.A2:SiO2_Air_Pore_0p75_H20_0p1.B27" svg:x="0.32cm" svg:y="0.18cm" svg:width="13.118cm" svg:height="8.645cm">
          <chartooo:coordinate-region svg:x="1.682cm" svg:y="0.379cm" svg:width="11.4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1.B2:SiO2_Air_Pore_0p75_H20_0p1.B27" chart:class="chart:scatter">
            <chart:domain table:cell-range-address="SiO2_Air_Pore_0p75_H20_0p1.A2:SiO2_Air_Pore_0p75_H20_0p1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1.A2:SiO2_Air_Pore_0p75_H20_0p1.A27</svg:desc>
                </draw:g>
              </table:table-cell>
              <table:table-cell office:value-type="float" office:value="252786">
                <text:p>252786</text:p>
                <draw:g>
                  <svg:desc>SiO2_Air_Pore_0p75_H20_0p1.B2:SiO2_Air_Pore_0p75_H20_0p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7235">
                <text:p>227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94010">
                <text:p>1940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2911">
                <text:p>182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68968">
                <text:p>16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8633">
                <text:p>148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31357">
                <text:p>131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16256">
                <text:p>116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90937">
                <text:p>90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79761">
                <text:p>79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71083">
                <text:p>71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62435">
                <text:p>62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54283">
                <text:p>54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48324">
                <text:p>48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42283">
                <text:p>4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37095">
                <text:p>37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28750">
                <text:p>287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24898">
                <text:p>248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6455">
                <text:p>16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2651">
                <text:p>1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iO2_Air_Pore_0p75_H20_0p2.A2:SiO2_Air_Pore_0p75_H20_0p2.B27" svg:x="0.32cm" svg:y="0.18cm" svg:width="13.097cm" svg:height="8.64cm">
          <chartooo:coordinate-region svg:x="1.682cm" svg:y="0.379cm" svg:width="11.4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2.B2:SiO2_Air_Pore_0p75_H20_0p2.B27" chart:class="chart:scatter">
            <chart:domain table:cell-range-address="SiO2_Air_Pore_0p75_H20_0p2.A2:SiO2_Air_Pore_0p75_H20_0p2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2.A2:SiO2_Air_Pore_0p75_H20_0p2.A27</svg:desc>
                </draw:g>
              </table:table-cell>
              <table:table-cell office:value-type="float" office:value="246480">
                <text:p>246480</text:p>
                <draw:g>
                  <svg:desc>SiO2_Air_Pore_0p75_H20_0p2.B2:SiO2_Air_Pore_0p75_H20_0p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2596">
                <text:p>21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776">
                <text:p>176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6060">
                <text:p>166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51813">
                <text:p>151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31195">
                <text:p>13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14017">
                <text:p>114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8843">
                <text:p>98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85649">
                <text:p>85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73958">
                <text:p>73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64027">
                <text:p>64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606">
                <text:p>55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47514">
                <text:p>47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41179">
                <text:p>41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30198">
                <text:p>30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25787">
                <text:p>25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8974">
                <text:p>18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6168">
                <text:p>16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4077">
                <text:p>14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8471">
                <text:p>8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6321">
                <text:p>63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75_H20_0p3.A2:SiO2_Air_Pore_0p75_H20_0p3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3.B2:SiO2_Air_Pore_0p75_H20_0p3.B27" chart:class="chart:scatter">
            <chart:domain table:cell-range-address="SiO2_Air_Pore_0p75_H20_0p3.A2:SiO2_Air_Pore_0p75_H20_0p3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3.A2:SiO2_Air_Pore_0p75_H20_0p3.A27</svg:desc>
                </draw:g>
              </table:table-cell>
              <table:table-cell office:value-type="float" office:value="240048">
                <text:p>240048</text:p>
                <draw:g>
                  <svg:desc>SiO2_Air_Pore_0p75_H20_0p3.B2:SiO2_Air_Pore_0p75_H20_0p3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01754">
                <text:p>201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5459">
                <text:p>165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54329">
                <text:p>15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39611">
                <text:p>139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9488">
                <text:p>119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01136">
                <text:p>101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85958">
                <text:p>85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72896">
                <text:p>7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1767">
                <text:p>61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44383">
                <text:p>44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31249">
                <text:p>31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6225">
                <text:p>26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5692">
                <text:p>15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3627">
                <text:p>36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75_H20_0p4.A2:SiO2_Air_Pore_0p75_H20_0p4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4.B2:SiO2_Air_Pore_0p75_H20_0p4.B27" chart:class="chart:scatter">
            <chart:domain table:cell-range-address="SiO2_Air_Pore_0p75_H20_0p4.A2:SiO2_Air_Pore_0p75_H20_0p4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4.A2:SiO2_Air_Pore_0p75_H20_0p4.A27</svg:desc>
                </draw:g>
              </table:table-cell>
              <table:table-cell office:value-type="float" office:value="233586">
                <text:p>233586</text:p>
                <draw:g>
                  <svg:desc>SiO2_Air_Pore_0p75_H20_0p4.B2:SiO2_Air_Pore_0p75_H20_0p4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92741">
                <text:p>192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6688">
                <text:p>156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45235">
                <text:p>145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30525">
                <text:p>13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8802">
                <text:p>108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90766">
                <text:p>90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75482">
                <text:p>75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62588">
                <text:p>62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52125">
                <text:p>52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42985">
                <text:p>42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5501">
                <text:p>35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29486">
                <text:p>29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19860">
                <text:p>19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6478">
                <text:p>16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0884">
                <text:p>10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068">
                <text:p>20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75_H20_0p5.A2:SiO2_Air_Pore_0p75_H20_0p5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75_H20_0p5.B2:SiO2_Air_Pore_0p75_H20_0p5.B27" chart:class="chart:scatter">
            <chart:domain table:cell-range-address="SiO2_Air_Pore_0p75_H20_0p5.A2:SiO2_Air_Pore_0p75_H20_0p5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75_H20_0p5.A2:SiO2_Air_Pore_0p75_H20_0p5.A27</svg:desc>
                </draw:g>
              </table:table-cell>
              <table:table-cell office:value-type="float" office:value="227180">
                <text:p>227180</text:p>
                <draw:g>
                  <svg:desc>SiO2_Air_Pore_0p75_H20_0p5.B2:SiO2_Air_Pore_0p75_H20_0p5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85904">
                <text:p>18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49314">
                <text:p>149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37677">
                <text:p>137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22041">
                <text:p>122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048">
                <text:p>10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81613">
                <text:p>8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66458">
                <text:p>66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53814">
                <text:p>53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4078">
                <text:p>44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35324">
                <text:p>35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8844">
                <text:p>28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8567">
                <text:p>1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14961">
                <text:p>14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9715">
                <text:p>9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258">
                <text:p>125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